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euMF Implementation Plan for Book Recommendation System</text:h>
      <text:h text:style-name="Heading_20_2" text:outline-level="2">Phase 1: Data Preparation</text:h>
      <text:h text:style-name="Heading_20_3" text:outline-level="3">1. Format User-Item Interactions</text:h>
      <text:list text:style-name="L1">
        <text:list-item>
          <text:p text:style-name="P1">Transform your ETL-processed data into user-book interaction format </text:p>
        </text:list-item>
        <text:list-item>
          <text:p text:style-name="P1">Map UserIDs and BookIDs to continuous integer indices </text:p>
        </text:list-item>
        <text:list-item>
          <text:p text:style-name="P1">Store these mappings for later inference </text:p>
        </text:list-item>
        <text:list-item>
          <text:p text:style-name="P1">Analyze rating distribution to determine appropriate threshold for binary conversion </text:p>
        </text:list-item>
        <text:list-item>
          <text:p text:style-name="P2">Consider the sparsity in your dataset (many zero ratings) when making format decisions </text:p>
        </text:list-item>
      </text:list>
      <text:h text:style-name="Heading_20_3" text:outline-level="3">2. Convert to Binary Feedback</text:h>
      <text:list text:style-name="L2">
        <text:list-item>
          <text:p text:style-name="P3">Define positive interactions (e.g., ratings above 7 on your 0-10 scale) </text:p>
        </text:list-item>
        <text:list-item>
          <text:p text:style-name="P3">Use your <text:span text:style-name="Source_20_Text">explicit_rating</text:span> column as a starting point </text:p>
        </text:list-item>
        <text:list-item>
          <text:p text:style-name="P3">Experiment with different thresholds if necessary </text:p>
        </text:list-item>
        <text:list-item>
          <text:p text:style-name="P3">Calculate interaction density to understand your data's sparsity level </text:p>
        </text:list-item>
        <text:list-item>
          <text:p text:style-name="P4">Document distribution patterns for later interpretation </text:p>
        </text:list-item>
      </text:list>
      <text:h text:style-name="Heading_20_3" text:outline-level="3">3. Create Data Splits</text:h>
      <text:list text:style-name="L3">
        <text:list-item>
          <text:p text:style-name="P5">Implement time-based train/validation/test splits (70/10/20) </text:p>
        </text:list-item>
        <text:list-item>
          <text:p text:style-name="P5">Ensure all users appear in all splits to avoid cold-start scenarios </text:p>
        </text:list-item>
        <text:list-item>
          <text:p text:style-name="P5">Structure data for efficient loading during training </text:p>
        </text:list-item>
        <text:list-item>
          <text:p text:style-name="P6">Verify split statistics match expectations </text:p>
        </text:list-item>
      </text:list>
      <text:h text:style-name="Heading_20_3" text:outline-level="3">4. Negative Sampling Strategy</text:h>
      <text:list text:style-name="L4">
        <text:list-item>
          <text:p text:style-name="P7">Design sampling approach for unobserved (user, book) pairs </text:p>
        </text:list-item>
        <text:list-item>
          <text:p text:style-name="P7">Consider weighted sampling based on book popularity </text:p>
        </text:list-item>
        <text:list-item>
          <text:p text:style-name="P7">Create separate sampling methods for training and evaluation </text:p>
        </text:list-item>
        <text:list-item>
          <text:p text:style-name="P7">Aim for 4-8 negative samples per positive during training </text:p>
        </text:list-item>
        <text:list-item>
          <text:p text:style-name="P8">Use 100 negative samples per positive for evaluation </text:p>
        </text:list-item>
      </text:list>
      <text:h text:style-name="Heading_20_2" text:outline-level="2">Phase 2: Feature Engineering Decisions</text:h>
      <text:h text:style-name="Heading_20_3" text:outline-level="3">1. Core Interaction Features</text:h>
      <text:list text:style-name="L5">
        <text:list-item>
          <text:p text:style-name="P9">Include the basic user and item IDs as primary inputs </text:p>
        </text:list-item>
        <text:list-item>
          <text:p text:style-name="P9">Convert book ratings to binary indicators (interacted/not interacted) </text:p>
        </text:list-item>
        <text:list-item>
          <text:p text:style-name="P10">Consider rating values as weights rather than binary if appropriate </text:p>
        </text:list-item>
      </text:list>
      <text:h text:style-name="Heading_20_3" text:outline-level="3">2. Leveraging ETL-Generated Features</text:h>
      <text:list text:style-name="L6">
        <text:list-item>
          <text:p text:style-name="P11">Evaluate incorporating your engineered features: </text:p>
          <text:list>
            <text:list-item>
              <text:p text:style-name="P11"><text:soft-page-break/><text:span text:style-name="Source_20_Text">Book_per_rating_encoded</text:span>: Book's average rating </text:p>
            </text:list-item>
            <text:list-item>
              <text:p text:style-name="P11"><text:span text:style-name="Source_20_Text">Author_per_rating_encoded</text:span>: Author's average rating </text:p>
            </text:list-item>
            <text:list-item>
              <text:p text:style-name="P11"><text:span text:style-name="Source_20_Text">Publisher_per_rating</text:span>: Publisher's average rating </text:p>
            </text:list-item>
          </text:list>
        </text:list-item>
        <text:list-item>
          <text:p text:style-name="P11">Consider these as auxiliary inputs to supplement the main model </text:p>
        </text:list-item>
        <text:list-item>
          <text:p text:style-name="P11">Test model versions with and without these features </text:p>
        </text:list-item>
        <text:list-item>
          <text:p text:style-name="P12">These can be especially valuable for addressing cold-start issues </text:p>
        </text:list-item>
      </text:list>
      <text:h text:style-name="Heading_20_3" text:outline-level="3">3. Additional Feature Considerations</text:h>
      <text:list text:style-name="L7">
        <text:list-item>
          <text:p text:style-name="P13">User age can provide demographic context </text:p>
        </text:list-item>
        <text:list-item>
          <text:p text:style-name="P13">Book publication year for temporal patterns </text:p>
        </text:list-item>
        <text:list-item>
          <text:p text:style-name="P13">Consider user activity level and book popularity as additional signals </text:p>
        </text:list-item>
        <text:list-item>
          <text:p text:style-name="P14">Balance feature richness with model complexity </text:p>
        </text:list-item>
      </text:list>
      <text:h text:style-name="Heading_20_2" text:outline-level="2">Phase 3: NeuMF Model Implementation</text:h>
      <text:h text:style-name="Heading_20_3" text:outline-level="3">1. Architecture Design</text:h>
      <text:list text:style-name="L8">
        <text:list-item>
          <text:p text:style-name="P15">Single model with two internal pathways </text:p>
        </text:list-item>
        <text:list-item>
          <text:p text:style-name="P15">User and item embedding layers for each pathway </text:p>
        </text:list-item>
        <text:list-item>
          <text:p text:style-name="P15">Element-wise product path (for learning linear interactions) </text:p>
        </text:list-item>
        <text:list-item>
          <text:p text:style-name="P15">Multi-layer perceptron path (for learning non-linear interactions) </text:p>
        </text:list-item>
        <text:list-item>
          <text:p text:style-name="P15">Fusion layer to combine both pathways </text:p>
        </text:list-item>
        <text:list-item>
          <text:p text:style-name="P16">Output layer with sigmoid activation for binary prediction </text:p>
        </text:list-item>
      </text:list>
      <text:h text:style-name="Heading_20_3" text:outline-level="3">2. Model Configuration</text:h>
      <text:list text:style-name="L9">
        <text:list-item>
          <text:p text:style-name="P17">Define embedding dimensions for both pathways </text:p>
        </text:list-item>
        <text:list-item>
          <text:p text:style-name="P17">Set MLP layer sizes with appropriate activation functions </text:p>
        </text:list-item>
        <text:list-item>
          <text:p text:style-name="P17">Add regularization to prevent overfitting </text:p>
        </text:list-item>
        <text:list-item>
          <text:p text:style-name="P17">Configure loss function (binary cross-entropy) </text:p>
        </text:list-item>
        <text:list-item>
          <text:p text:style-name="P18">Set up optimizer with appropriate learning rate </text:p>
        </text:list-item>
      </text:list>
      <text:h text:style-name="Heading_20_3" text:outline-level="3">3. Training Strategy</text:h>
      <text:list text:style-name="L10">
        <text:list-item>
          <text:p text:style-name="P19">Define batch generation process </text:p>
        </text:list-item>
        <text:list-item>
          <text:p text:style-name="P19">Implement negative sampling during training </text:p>
        </text:list-item>
        <text:list-item>
          <text:p text:style-name="P19">Configure early stopping based on validation metrics </text:p>
        </text:list-item>
        <text:list-item>
          <text:p text:style-name="P19">Set up learning rate scheduling </text:p>
        </text:list-item>
        <text:list-item>
          <text:p text:style-name="P19">Create model checkpointing to save best versions </text:p>
        </text:list-item>
        <text:list-item>
          <text:p text:style-name="P20">Monitor training progress with appropriate metrics </text:p>
        </text:list-item>
      </text:list>
      <text:h text:style-name="Heading_20_2" text:outline-level="2">Phase 4: Evaluation Framework</text:h>
      <text:h text:style-name="Heading_20_3" text:outline-level="3">1. Metrics Implementation</text:h>
      <text:list text:style-name="L11">
        <text:list-item>
          <text:p text:style-name="P21">Implement ranking metrics: </text:p>
          <text:list>
            <text:list-item>
              <text:p text:style-name="P21">Hit Ratio @ k (HR@k) </text:p>
            </text:list-item>
            <text:list-item>
              <text:p text:style-name="P21"><text:soft-page-break/>Normalized Discounted Cumulative Gain @ k (NDCG@k) </text:p>
            </text:list-item>
            <text:list-item>
              <text:p text:style-name="P21">Area Under ROC Curve (AUC) </text:p>
            </text:list-item>
          </text:list>
        </text:list-item>
        <text:list-item>
          <text:p text:style-name="P22">Use standardized evaluation procedure for consistency </text:p>
        </text:list-item>
      </text:list>
      <text:h text:style-name="Heading_20_3" text:outline-level="3">2. Performance Assessment</text:h>
      <text:list text:style-name="L12">
        <text:list-item>
          <text:p text:style-name="P23">Compare against baseline methods </text:p>
        </text:list-item>
        <text:list-item>
          <text:p text:style-name="P23">Analyze performance across different user segments </text:p>
        </text:list-item>
        <text:list-item>
          <text:p text:style-name="P23">Evaluate how the model handles cold-start situations </text:p>
        </text:list-item>
        <text:list-item>
          <text:p text:style-name="P24">Analyze impact of feature engineering choices </text:p>
        </text:list-item>
      </text:list>
      <text:h text:style-name="Heading_20_3" text:outline-level="3">3. Hyperparameter Optimization</text:h>
      <text:list text:style-name="L13">
        <text:list-item>
          <text:p text:style-name="P25">Systematically test key parameters: </text:p>
          <text:list>
            <text:list-item>
              <text:p text:style-name="P25">Embedding dimensions </text:p>
            </text:list-item>
            <text:list-item>
              <text:p text:style-name="P25">MLP layer configurations </text:p>
            </text:list-item>
            <text:list-item>
              <text:p text:style-name="P25">Learning rate and batch size </text:p>
            </text:list-item>
            <text:list-item>
              <text:p text:style-name="P25">Negative sampling ratio </text:p>
            </text:list-item>
          </text:list>
        </text:list-item>
        <text:list-item>
          <text:p text:style-name="P26">Document performance implications of different choices </text:p>
        </text:list-item>
      </text:list>
      <text:h text:style-name="Heading_20_2" text:outline-level="2">Phase 5: Recommendation Generation</text:h>
      <text:h text:style-name="Heading_20_3" text:outline-level="3">1. Inference Pipeline Design</text:h>
      <text:list text:style-name="L14">
        <text:list-item>
          <text:p text:style-name="P27">Build function to generate top-N recommendations for users </text:p>
        </text:list-item>
        <text:list-item>
          <text:p text:style-name="P27">Implement batch prediction for efficiency </text:p>
        </text:list-item>
        <text:list-item>
          <text:p text:style-name="P27">Convert internal indices back to original IDs </text:p>
        </text:list-item>
        <text:list-item>
          <text:p text:style-name="P28">Filter out previously interacted items from recommendations </text:p>
        </text:list-item>
      </text:list>
      <text:h text:style-name="Heading_20_3" text:outline-level="3">2. Practical Application</text:h>
      <text:list text:style-name="L15">
        <text:list-item>
          <text:p text:style-name="P29">Create simple interface for testing recommendations </text:p>
        </text:list-item>
        <text:list-item>
          <text:p text:style-name="P29">Implement evaluation of recommendation quality </text:p>
        </text:list-item>
        <text:list-item>
          <text:p text:style-name="P29">Document model limitations and strengths </text:p>
        </text:list-item>
        <text:list-item>
          <text:p text:style-name="P30">Suggest potential improvements for future work </text:p>
        </text:list-item>
      </text:list>
      <text:p text:style-name="Text_20_body">This plan provides a comprehensive yet focused approach for implementing a Neural Collaborative Filtering model for your book recommendation system. It leverages your ETL-processed data while addressing the unique challenges of your book dataset, particularly the rating sparsity issu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6:33:28.012805337</meta:creation-date>
    <dc:date>2025-03-14T16:50:23.546846965</dc:date>
    <meta:editing-duration>PT16M56S</meta:editing-duration>
    <meta:editing-cycles>1</meta:editing-cycles>
    <meta:generator>LibreOffice/24.8.5.2$Linux_X86_64 LibreOffice_project/27b361b745d0ea8f99bc93dfcb7a39098dfa5fff</meta:generator>
    <meta:document-statistic meta:table-count="0" meta:image-count="0" meta:object-count="0" meta:page-count="3" meta:paragraph-count="95" meta:word-count="676" meta:character-count="4663" meta:non-whitespace-character-count="4082"/>
  </office:meta>
</office:document-meta>
</file>